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06">
      <style:table-cell-properties fo:background-color="#ffffff" fo:border="0.06pt solid #000000"/>
    </style:style>
    <style:style style:name="ce5" style:family="table-cell" style:parent-style-name="Default" style:data-style-name="N106">
      <style:table-cell-properties fo:background-color="#ffff99" fo:border="0.06pt solid #000000"/>
    </style:style>
    <style:style style:name="ce6" style:family="table-cell" style:parent-style-name="Default">
      <style:table-cell-properties fo:background-color="#ccff99" fo:border="0.06pt solid #000000"/>
    </style:style>
    <style:style style:name="ce7" style:family="table-cell" style:parent-style-name="Default" style:data-style-name="N106">
      <style:table-cell-properties fo:background-color="#ccff99" fo:border="0.06pt solid #000000"/>
    </style:style>
    <style:style style:name="ce8" style:family="table-cell" style:parent-style-name="Default" style:data-style-name="N106">
      <style:table-cell-properties fo:background-color="#ff9900" fo:border="0.06pt solid #000000"/>
    </style:style>
    <style:style style:name="ce9" style:family="table-cell" style:parent-style-name="Default" style:data-style-name="N106">
      <style:table-cell-properties fo:background-color="#00cc00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 table:number-columns-spanned="8" table:number-rows-spanned="1">
            <text:p>Noisy/Noisy</text:p>
          </table:table-cell>
          <table:covered-table-cell table:number-columns-repeated="6" table:style-name="ce2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métricas</text:p>
          </table:table-cell>
          <table:table-cell table:style-name="ce2" office:value-type="string" calcext:value-type="string">
            <text:p>Original and Distorted Face...</text:p>
          </table:table-cell>
          <table:table-cell table:style-name="ce2" office:value-type="string" calcext:value-type="string">
            <text:p>Orthogonal Matching Pursuit (Sparsity 2)...</text:p>
          </table:table-cell>
          <table:table-cell table:style-name="ce2" office:value-type="string" calcext:value-type="string">
            <text:p>RLS-DLA (Sparsity 2) done in 4.88s.</text:p>
          </table:table-cell>
          <table:table-cell table:style-name="ce6" office:value-type="string" calcext:value-type="string">
            <text:p>K-SVD (Sparsity 2)...</text:p>
          </table:table-cell>
          <table:table-cell table:style-name="ce2" office:value-type="string" calcext:value-type="string">
            <text:p>K-HOSVD (Sparsity 2)...</text:p>
          </table:table-cell>
          <table:table-cell table:style-name="ce2" office:value-type="string" calcext:value-type="string">
            <text:p>MOD (Sparsity 2)...</text:p>
          </table:table-cell>
          <table:table-cell table:style-name="ce2"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</text:p>
          </table:table-cell>
          <table:table-cell table:style-name="ce4" office:value-type="float" office:value="23.4999" calcext:value-type="float">
            <text:p>23,4999</text:p>
          </table:table-cell>
          <table:table-cell table:style-name="ce4" office:value-type="float" office:value="14.4411" calcext:value-type="float">
            <text:p>14,4411</text:p>
          </table:table-cell>
          <table:table-cell table:style-name="ce4" office:value-type="float" office:value="13.5968" calcext:value-type="float">
            <text:p>13,5968</text:p>
          </table:table-cell>
          <table:table-cell table:style-name="ce7" office:value-type="float" office:value="13.2314" calcext:value-type="float">
            <text:p>13,2314</text:p>
          </table:table-cell>
          <table:table-cell table:style-name="ce4" office:value-type="float" office:value="14.1296" calcext:value-type="float">
            <text:p>14,1296</text:p>
          </table:table-cell>
          <table:table-cell table:style-name="ce4" office:value-type="float" office:value="17.6642" calcext:value-type="float">
            <text:p>17,6642</text:p>
          </table:table-cell>
          <table:table-cell table:style-name="ce4" table:formula="of:=MIN([.B3:.G3])" office:value-type="float" office:value="13.2314" calcext:value-type="float">
            <text:p>13,23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SE</text:p>
          </table:table-cell>
          <table:table-cell table:style-name="ce4" office:value-type="float" office:value="0.0028" calcext:value-type="float">
            <text:p>0,0028</text:p>
          </table:table-cell>
          <table:table-cell table:style-name="ce5" office:value-type="float" office:value="0.0011" calcext:value-type="float">
            <text:p>0,0011</text:p>
          </table:table-cell>
          <table:table-cell table:number-columns-repeated="2" table:style-name="ce7" office:value-type="float" office:value="0.0009" calcext:value-type="float">
            <text:p>0,0009</text:p>
          </table:table-cell>
          <table:table-cell table:style-name="ce5" office:value-type="float" office:value="0.001" calcext:value-type="float">
            <text:p>0,0010</text:p>
          </table:table-cell>
          <table:table-cell table:style-name="ce5" office:value-type="float" office:value="0.0016" calcext:value-type="float">
            <text:p>0,0016</text:p>
          </table:table-cell>
          <table:table-cell table:style-name="ce4" table:formula="of:=MIN([.B4:.G4])" office:value-type="float" office:value="0.0009" calcext:value-type="float">
            <text:p>0,00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RMSE</text:p>
          </table:table-cell>
          <table:table-cell table:style-name="ce4" office:value-type="float" office:value="0.1075" calcext:value-type="float">
            <text:p>0,1075</text:p>
          </table:table-cell>
          <table:table-cell table:style-name="ce4" office:value-type="float" office:value="0.0661" calcext:value-type="float">
            <text:p>0,0661</text:p>
          </table:table-cell>
          <table:table-cell table:style-name="ce4" office:value-type="float" office:value="0.0622" calcext:value-type="float">
            <text:p>0,0622</text:p>
          </table:table-cell>
          <table:table-cell table:style-name="ce7" office:value-type="float" office:value="0.0606" calcext:value-type="float">
            <text:p>0,0606</text:p>
          </table:table-cell>
          <table:table-cell table:style-name="ce4" office:value-type="float" office:value="0.0647" calcext:value-type="float">
            <text:p>0,0647</text:p>
          </table:table-cell>
          <table:table-cell table:style-name="ce4" office:value-type="float" office:value="0.0808" calcext:value-type="float">
            <text:p>0,0808</text:p>
          </table:table-cell>
          <table:table-cell table:style-name="ce4" table:formula="of:=MIN([.B5:.G5])" office:value-type="float" office:value="0.0606" calcext:value-type="float">
            <text:p>0,060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NR</text:p>
          </table:table-cell>
          <table:table-cell table:style-name="ce4" office:value-type="float" office:value="25.5147" calcext:value-type="float">
            <text:p>25,5147</text:p>
          </table:table-cell>
          <table:table-cell table:style-name="ce4" office:value-type="float" office:value="29.744" calcext:value-type="float">
            <text:p>29,7440</text:p>
          </table:table-cell>
          <table:table-cell table:style-name="ce4" office:value-type="float" office:value="30.2673" calcext:value-type="float">
            <text:p>30,2673</text:p>
          </table:table-cell>
          <table:table-cell table:style-name="ce7" office:value-type="float" office:value="30.5039" calcext:value-type="float">
            <text:p>30,5039</text:p>
          </table:table-cell>
          <table:table-cell table:style-name="ce4" office:value-type="float" office:value="29.9334" calcext:value-type="float">
            <text:p>29,9334</text:p>
          </table:table-cell>
          <table:table-cell table:style-name="ce4" office:value-type="float" office:value="27.9941" calcext:value-type="float">
            <text:p>27,9941</text:p>
          </table:table-cell>
          <table:table-cell table:style-name="ce4" table:formula="of:=MAX([.B6:.G6])" office:value-type="float" office:value="30.5039" calcext:value-type="float">
            <text:p>30,503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Ref/Noisy</text:p>
          </table:table-cell>
          <table:covered-table-cell table:number-columns-repeated="6" table:style-name="ce2"/>
          <table:covered-table-cell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Original and Distorted Face...</text:p>
          </table:table-cell>
          <table:table-cell table:style-name="ce6" office:value-type="string" calcext:value-type="string">
            <text:p>Orthogonal Matching Pursuit (Sparsity 2)...</text:p>
          </table:table-cell>
          <table:table-cell table:style-name="ce2" office:value-type="string" calcext:value-type="string">
            <text:p>RLS-DLA (Sparsity 2) done in 4.88s.</text:p>
          </table:table-cell>
          <table:table-cell table:style-name="ce2" office:value-type="string" calcext:value-type="string">
            <text:p>K-SVD (Sparsity 2)...</text:p>
          </table:table-cell>
          <table:table-cell table:style-name="ce2" office:value-type="string" calcext:value-type="string">
            <text:p>K-HOSVD (Sparsity 2)...</text:p>
          </table:table-cell>
          <table:table-cell table:style-name="ce2" office:value-type="string" calcext:value-type="string">
            <text:p>MOD (Sparsity 2)...</text:p>
          </table:table-cell>
          <table:table-cell table:style-name="ce2"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</text:p>
          </table:table-cell>
          <table:table-cell table:style-name="ce4" office:value-type="float" office:value="23.4999" calcext:value-type="float">
            <text:p>23,4999</text:p>
          </table:table-cell>
          <table:table-cell table:style-name="ce7" office:value-type="float" office:value="14.3782" calcext:value-type="float">
            <text:p>14,3782</text:p>
          </table:table-cell>
          <table:table-cell table:style-name="ce4" office:value-type="float" office:value="88.0803" calcext:value-type="float">
            <text:p>88,0803</text:p>
          </table:table-cell>
          <table:table-cell table:style-name="ce4" office:value-type="float" office:value="28.3327" calcext:value-type="float">
            <text:p>28,3327</text:p>
          </table:table-cell>
          <table:table-cell table:style-name="ce4" office:value-type="float" office:value="30.3702" calcext:value-type="float">
            <text:p>30,3702</text:p>
          </table:table-cell>
          <table:table-cell table:style-name="ce4" office:value-type="float" office:value="25.0718" calcext:value-type="float">
            <text:p>25,0718</text:p>
          </table:table-cell>
          <table:table-cell table:style-name="ce4" table:formula="of:=MIN([.B11:.G11])" office:value-type="float" office:value="14.3782" calcext:value-type="float">
            <text:p>14,37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SE</text:p>
          </table:table-cell>
          <table:table-cell table:style-name="ce4" office:value-type="float" office:value="0.0028" calcext:value-type="float">
            <text:p>0,0028</text:p>
          </table:table-cell>
          <table:table-cell table:style-name="ce7" office:value-type="float" office:value="0.0011" calcext:value-type="float">
            <text:p>0,0011</text:p>
          </table:table-cell>
          <table:table-cell table:style-name="ce8" office:value-type="float" office:value="0.0395" calcext:value-type="float">
            <text:p>0,0395</text:p>
          </table:table-cell>
          <table:table-cell table:style-name="ce8" office:value-type="float" office:value="0.0041" calcext:value-type="float">
            <text:p>0,0041</text:p>
          </table:table-cell>
          <table:table-cell table:style-name="ce8" office:value-type="float" office:value="0.0047" calcext:value-type="float">
            <text:p>0,0047</text:p>
          </table:table-cell>
          <table:table-cell table:style-name="ce8" office:value-type="float" office:value="0.0032" calcext:value-type="float">
            <text:p>0,0032</text:p>
          </table:table-cell>
          <table:table-cell table:style-name="ce4" table:formula="of:=MIN([.B12:.G12])" office:value-type="float" office:value="0.0011" calcext:value-type="float">
            <text:p>0,00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RMSE</text:p>
          </table:table-cell>
          <table:table-cell table:style-name="ce4" office:value-type="float" office:value="0.1075" calcext:value-type="float">
            <text:p>0,1075</text:p>
          </table:table-cell>
          <table:table-cell table:style-name="ce7" office:value-type="float" office:value="0.0658" calcext:value-type="float">
            <text:p>0,0658</text:p>
          </table:table-cell>
          <table:table-cell table:style-name="ce4" office:value-type="float" office:value="0.4031" calcext:value-type="float">
            <text:p>0,4031</text:p>
          </table:table-cell>
          <table:table-cell table:style-name="ce4" office:value-type="float" office:value="0.1297" calcext:value-type="float">
            <text:p>0,1297</text:p>
          </table:table-cell>
          <table:table-cell table:style-name="ce4" office:value-type="float" office:value="0.139" calcext:value-type="float">
            <text:p>0,1390</text:p>
          </table:table-cell>
          <table:table-cell table:style-name="ce4" office:value-type="float" office:value="0.1147" calcext:value-type="float">
            <text:p>0,1147</text:p>
          </table:table-cell>
          <table:table-cell table:style-name="ce4" table:formula="of:=MIN([.B13:.G13])" office:value-type="float" office:value="0.0658" calcext:value-type="float">
            <text:p>0,065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NR</text:p>
          </table:table-cell>
          <table:table-cell table:style-name="ce4" office:value-type="float" office:value="25.5147" calcext:value-type="float">
            <text:p>25,5147</text:p>
          </table:table-cell>
          <table:table-cell table:style-name="ce7" office:value-type="float" office:value="29.7819" calcext:value-type="float">
            <text:p>29,7819</text:p>
          </table:table-cell>
          <table:table-cell table:style-name="ce4" office:value-type="float" office:value="14.0384" calcext:value-type="float">
            <text:p>14,0384</text:p>
          </table:table-cell>
          <table:table-cell table:style-name="ce4" office:value-type="float" office:value="23.8902" calcext:value-type="float">
            <text:p>23,8902</text:p>
          </table:table-cell>
          <table:table-cell table:style-name="ce4" office:value-type="float" office:value="23.2871" calcext:value-type="float">
            <text:p>23,2871</text:p>
          </table:table-cell>
          <table:table-cell table:style-name="ce4" office:value-type="float" office:value="24.9523" calcext:value-type="float">
            <text:p>24,9523</text:p>
          </table:table-cell>
          <table:table-cell table:style-name="ce4" table:formula="of:=MAX([.B14:.G14])" office:value-type="float" office:value="29.7819" calcext:value-type="float">
            <text:p>29,781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RefNoisy/Noisy</text:p>
          </table:table-cell>
          <table:covered-table-cell table:number-columns-repeated="6" table:style-name="ce2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métricas</text:p>
          </table:table-cell>
          <table:table-cell table:style-name="ce2" office:value-type="string" calcext:value-type="string">
            <text:p>Original and Distorted Face...</text:p>
          </table:table-cell>
          <table:table-cell table:style-name="ce6" office:value-type="string" calcext:value-type="string">
            <text:p>Orthogonal Matching Pursuit (Sparsity 2)...</text:p>
          </table:table-cell>
          <table:table-cell table:style-name="ce2" office:value-type="string" calcext:value-type="string">
            <text:p>RLS-DLA (Sparsity 2) done in 4.88s.</text:p>
          </table:table-cell>
          <table:table-cell table:style-name="ce2" office:value-type="string" calcext:value-type="string">
            <text:p>K-SVD (Sparsity 2)...</text:p>
          </table:table-cell>
          <table:table-cell table:style-name="ce2" office:value-type="string" calcext:value-type="string">
            <text:p>K-HOSVD (Sparsity 2)...</text:p>
          </table:table-cell>
          <table:table-cell table:style-name="ce2" office:value-type="string" calcext:value-type="string">
            <text:p>MOD (Sparsity 2)...</text:p>
          </table:table-cell>
          <table:table-cell table:style-name="ce2"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</text:p>
          </table:table-cell>
          <table:table-cell table:style-name="ce4" office:value-type="float" office:value="23.4999" calcext:value-type="float">
            <text:p>23,4999</text:p>
          </table:table-cell>
          <table:table-cell table:style-name="ce7" office:value-type="float" office:value="14.5789" calcext:value-type="float">
            <text:p>14,5789</text:p>
          </table:table-cell>
          <table:table-cell table:style-name="ce4" office:value-type="float" office:value="78.0427" calcext:value-type="float">
            <text:p>78,0427</text:p>
          </table:table-cell>
          <table:table-cell table:style-name="ce4" office:value-type="float" office:value="28.3611" calcext:value-type="float">
            <text:p>28,3611</text:p>
          </table:table-cell>
          <table:table-cell table:style-name="ce4" office:value-type="float" office:value="28.9852" calcext:value-type="float">
            <text:p>28,9852</text:p>
          </table:table-cell>
          <table:table-cell table:style-name="ce4" office:value-type="float" office:value="27.846" calcext:value-type="float">
            <text:p>27,8460</text:p>
          </table:table-cell>
          <table:table-cell table:style-name="ce4" table:formula="of:=MIN([.B19:.G19])" office:value-type="float" office:value="14.5789" calcext:value-type="float">
            <text:p>14,578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SE</text:p>
          </table:table-cell>
          <table:table-cell table:style-name="ce4" office:value-type="float" office:value="0.0028" calcext:value-type="float">
            <text:p>0,0028</text:p>
          </table:table-cell>
          <table:table-cell table:style-name="ce7" office:value-type="float" office:value="0.0011" calcext:value-type="float">
            <text:p>0,0011</text:p>
          </table:table-cell>
          <table:table-cell table:style-name="ce8" office:value-type="float" office:value="0.031" calcext:value-type="float">
            <text:p>0,0310</text:p>
          </table:table-cell>
          <table:table-cell table:style-name="ce8" office:value-type="float" office:value="0.0041" calcext:value-type="float">
            <text:p>0,0041</text:p>
          </table:table-cell>
          <table:table-cell table:style-name="ce8" office:value-type="float" office:value="0.0043" calcext:value-type="float">
            <text:p>0,0043</text:p>
          </table:table-cell>
          <table:table-cell table:style-name="ce8" office:value-type="float" office:value="0.0039" calcext:value-type="float">
            <text:p>0,0039</text:p>
          </table:table-cell>
          <table:table-cell table:style-name="ce4" table:formula="of:=MIN([.B20:.G20])" office:value-type="float" office:value="0.0011" calcext:value-type="float">
            <text:p>0,00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RMSE</text:p>
          </table:table-cell>
          <table:table-cell table:style-name="ce4" office:value-type="float" office:value="0.1075" calcext:value-type="float">
            <text:p>0,1075</text:p>
          </table:table-cell>
          <table:table-cell table:style-name="ce7" office:value-type="float" office:value="0.0667" calcext:value-type="float">
            <text:p>0,0667</text:p>
          </table:table-cell>
          <table:table-cell table:style-name="ce4" office:value-type="float" office:value="0.3571" calcext:value-type="float">
            <text:p>0,3571</text:p>
          </table:table-cell>
          <table:table-cell table:style-name="ce4" office:value-type="float" office:value="0.1298" calcext:value-type="float">
            <text:p>0,1298</text:p>
          </table:table-cell>
          <table:table-cell table:style-name="ce4" office:value-type="float" office:value="0.1326" calcext:value-type="float">
            <text:p>0,1326</text:p>
          </table:table-cell>
          <table:table-cell table:style-name="ce4" office:value-type="float" office:value="0.1274" calcext:value-type="float">
            <text:p>0,1274</text:p>
          </table:table-cell>
          <table:table-cell table:style-name="ce4" table:formula="of:=MIN([.B21:.G21])" office:value-type="float" office:value="0.0667" calcext:value-type="float">
            <text:p>0,0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NR</text:p>
          </table:table-cell>
          <table:table-cell table:style-name="ce4" office:value-type="float" office:value="25.5147" calcext:value-type="float">
            <text:p>25,5147</text:p>
          </table:table-cell>
          <table:table-cell table:style-name="ce7" office:value-type="float" office:value="29.6615" calcext:value-type="float">
            <text:p>29,6615</text:p>
          </table:table-cell>
          <table:table-cell table:style-name="ce4" office:value-type="float" office:value="15.0894" calcext:value-type="float">
            <text:p>15,0894</text:p>
          </table:table-cell>
          <table:table-cell table:style-name="ce4" office:value-type="float" office:value="23.8816" calcext:value-type="float">
            <text:p>23,8816</text:p>
          </table:table-cell>
          <table:table-cell table:style-name="ce4" office:value-type="float" office:value="23.6925" calcext:value-type="float">
            <text:p>23,6925</text:p>
          </table:table-cell>
          <table:table-cell table:style-name="ce4" office:value-type="float" office:value="24.0408" calcext:value-type="float">
            <text:p>24,0408</text:p>
          </table:table-cell>
          <table:table-cell table:style-name="ce4" table:formula="of:=MAX([.B22:.G22])" office:value-type="float" office:value="29.6615" calcext:value-type="float">
            <text:p>29,66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Ref/RefNoisy</text:p>
          </table:table-cell>
          <table:covered-table-cell table:number-columns-repeated="6" table:style-name="ce2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métricas</text:p>
          </table:table-cell>
          <table:table-cell table:style-name="ce2" office:value-type="string" calcext:value-type="string">
            <text:p>Original and Distorted Face...</text:p>
          </table:table-cell>
          <table:table-cell table:style-name="ce6" office:value-type="string" calcext:value-type="string">
            <text:p>Orthogonal Matching Pursuit (Sparsity 2)...</text:p>
          </table:table-cell>
          <table:table-cell table:style-name="ce2" office:value-type="string" calcext:value-type="string">
            <text:p>RLS-DLA (Sparsity 2) done in 4.88s.</text:p>
          </table:table-cell>
          <table:table-cell table:style-name="ce2" office:value-type="string" calcext:value-type="string">
            <text:p>K-SVD (Sparsity 2)...</text:p>
          </table:table-cell>
          <table:table-cell table:style-name="ce2" office:value-type="string" calcext:value-type="string">
            <text:p>K-HOSVD (Sparsity 2)...</text:p>
          </table:table-cell>
          <table:table-cell table:style-name="ce2" office:value-type="string" calcext:value-type="string">
            <text:p>MOD (Sparsity 2)...</text:p>
          </table:table-cell>
          <table:table-cell table:style-name="ce2"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</text:p>
          </table:table-cell>
          <table:table-cell table:style-name="ce4" office:value-type="float" office:value="23.4999" calcext:value-type="float">
            <text:p>23,4999</text:p>
          </table:table-cell>
          <table:table-cell table:style-name="ce7" office:value-type="float" office:value="14.5721" calcext:value-type="float">
            <text:p>14,5721</text:p>
          </table:table-cell>
          <table:table-cell table:style-name="ce4" office:value-type="float" office:value="51.2497" calcext:value-type="float">
            <text:p>51,2497</text:p>
          </table:table-cell>
          <table:table-cell table:style-name="ce4" office:value-type="float" office:value="16.2728" calcext:value-type="float">
            <text:p>16,2728</text:p>
          </table:table-cell>
          <table:table-cell table:style-name="ce4" office:value-type="float" office:value="17.7981" calcext:value-type="float">
            <text:p>17,7981</text:p>
          </table:table-cell>
          <table:table-cell table:style-name="ce4" office:value-type="float" office:value="22.8071" calcext:value-type="float">
            <text:p>22,8071</text:p>
          </table:table-cell>
          <table:table-cell table:style-name="ce4" table:formula="of:=MIN([.B27:.G27])" office:value-type="float" office:value="14.5721" calcext:value-type="float">
            <text:p>14,572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SE</text:p>
          </table:table-cell>
          <table:table-cell table:style-name="ce4" office:value-type="float" office:value="0.0028" calcext:value-type="float">
            <text:p>0,0028</text:p>
          </table:table-cell>
          <table:table-cell table:style-name="ce7" office:value-type="float" office:value="0.0011" calcext:value-type="float">
            <text:p>0,0011</text:p>
          </table:table-cell>
          <table:table-cell table:style-name="ce8" office:value-type="float" office:value="0.0134" calcext:value-type="float">
            <text:p>0,0134</text:p>
          </table:table-cell>
          <table:table-cell table:style-name="ce5" office:value-type="float" office:value="0.0013" calcext:value-type="float">
            <text:p>0,0013</text:p>
          </table:table-cell>
          <table:table-cell table:style-name="ce5" office:value-type="float" office:value="0.0016" calcext:value-type="float">
            <text:p>0,0016</text:p>
          </table:table-cell>
          <table:table-cell table:style-name="ce8" office:value-type="float" office:value="0.0026" calcext:value-type="float">
            <text:p>0,0026</text:p>
          </table:table-cell>
          <table:table-cell table:style-name="ce4" table:formula="of:=MIN([.B28:.G28])" office:value-type="float" office:value="0.0011" calcext:value-type="float">
            <text:p>0,00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RMSE</text:p>
          </table:table-cell>
          <table:table-cell table:style-name="ce4" office:value-type="float" office:value="0.1075" calcext:value-type="float">
            <text:p>0,1075</text:p>
          </table:table-cell>
          <table:table-cell table:style-name="ce7" office:value-type="float" office:value="0.0667" calcext:value-type="float">
            <text:p>0,0667</text:p>
          </table:table-cell>
          <table:table-cell table:style-name="ce4" office:value-type="float" office:value="0.2345" calcext:value-type="float">
            <text:p>0,2345</text:p>
          </table:table-cell>
          <table:table-cell table:style-name="ce4" office:value-type="float" office:value="0.0745" calcext:value-type="float">
            <text:p>0,0745</text:p>
          </table:table-cell>
          <table:table-cell table:style-name="ce4" office:value-type="float" office:value="0.0814" calcext:value-type="float">
            <text:p>0,0814</text:p>
          </table:table-cell>
          <table:table-cell table:style-name="ce4" office:value-type="float" office:value="0.1044" calcext:value-type="float">
            <text:p>0,1044</text:p>
          </table:table-cell>
          <table:table-cell table:style-name="ce4" table:formula="of:=MIN([.B29:.G29])" office:value-type="float" office:value="0.0667" calcext:value-type="float">
            <text:p>0,0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NR</text:p>
          </table:table-cell>
          <table:table-cell table:style-name="ce4" office:value-type="float" office:value="25.5147" calcext:value-type="float">
            <text:p>25,5147</text:p>
          </table:table-cell>
          <table:table-cell table:style-name="ce7" office:value-type="float" office:value="29.6656" calcext:value-type="float">
            <text:p>29,6656</text:p>
          </table:table-cell>
          <table:table-cell table:style-name="ce4" office:value-type="float" office:value="18.7422" calcext:value-type="float">
            <text:p>18,7422</text:p>
          </table:table-cell>
          <table:table-cell table:style-name="ce4" office:value-type="float" office:value="28.7068" calcext:value-type="float">
            <text:p>28,7068</text:p>
          </table:table-cell>
          <table:table-cell table:style-name="ce4" office:value-type="float" office:value="27.9285" calcext:value-type="float">
            <text:p>27,9285</text:p>
          </table:table-cell>
          <table:table-cell table:style-name="ce4" office:value-type="float" office:value="25.7746" calcext:value-type="float">
            <text:p>25,7746</text:p>
          </table:table-cell>
          <table:table-cell table:style-name="ce4" table:formula="of:=MAX([.B30:.G30])" office:value-type="float" office:value="29.6656" calcext:value-type="float">
            <text:p>29,665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RefNoisy/RefNoisy</text:p>
          </table:table-cell>
          <table:covered-table-cell table:number-columns-repeated="6" table:style-name="ce2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métricas</text:p>
          </table:table-cell>
          <table:table-cell table:style-name="ce2" office:value-type="string" calcext:value-type="string">
            <text:p>Original and Distorted Face...</text:p>
          </table:table-cell>
          <table:table-cell table:style-name="ce2" office:value-type="string" calcext:value-type="string">
            <text:p>Orthogonal Matching Pursuit (Sparsity 2)...</text:p>
          </table:table-cell>
          <table:table-cell table:style-name="ce2" office:value-type="string" calcext:value-type="string">
            <text:p>RLS-DLA (Sparsity 2) done in 4.88s.</text:p>
          </table:table-cell>
          <table:table-cell table:style-name="ce6" office:value-type="string" calcext:value-type="string">
            <text:p>K-SVD (Sparsity 2)...</text:p>
          </table:table-cell>
          <table:table-cell table:style-name="ce2" office:value-type="string" calcext:value-type="string">
            <text:p>K-HOSVD (Sparsity 2)...</text:p>
          </table:table-cell>
          <table:table-cell table:style-name="ce2" office:value-type="string" calcext:value-type="string">
            <text:p>MOD (Sparsity 2)...</text:p>
          </table:table-cell>
          <table:table-cell table:style-name="ce2"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</text:p>
          </table:table-cell>
          <table:table-cell table:style-name="ce4" office:value-type="float" office:value="23.4999" calcext:value-type="float">
            <text:p>23,4999</text:p>
          </table:table-cell>
          <table:table-cell table:style-name="ce4" office:value-type="float" office:value="14.4681" calcext:value-type="float">
            <text:p>14,4681</text:p>
          </table:table-cell>
          <table:table-cell table:style-name="ce4" office:value-type="float" office:value="13.6155" calcext:value-type="float">
            <text:p>13,6155</text:p>
          </table:table-cell>
          <table:table-cell table:style-name="ce7" office:value-type="float" office:value="12.8597" calcext:value-type="float">
            <text:p>12,8597</text:p>
          </table:table-cell>
          <table:table-cell table:style-name="ce4" office:value-type="float" office:value="13.5436" calcext:value-type="float">
            <text:p>13,5436</text:p>
          </table:table-cell>
          <table:table-cell table:style-name="ce4" office:value-type="float" office:value="17.3993" calcext:value-type="float">
            <text:p>17,3993</text:p>
          </table:table-cell>
          <table:table-cell table:style-name="ce4" table:formula="of:=MIN([.B35:.G35])" office:value-type="float" office:value="12.8597" calcext:value-type="float">
            <text:p>12,85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SE</text:p>
          </table:table-cell>
          <table:table-cell table:style-name="ce4" office:value-type="float" office:value="0.0028" calcext:value-type="float">
            <text:p>0,0028</text:p>
          </table:table-cell>
          <table:table-cell table:style-name="ce5" office:value-type="float" office:value="0.0011" calcext:value-type="float">
            <text:p>0,0011</text:p>
          </table:table-cell>
          <table:table-cell table:style-name="ce5" office:value-type="float" office:value="0.0009" calcext:value-type="float">
            <text:p>0,0009</text:p>
          </table:table-cell>
          <table:table-cell table:style-name="ce9" office:value-type="float" office:value="0.0008" calcext:value-type="float">
            <text:p>0,0008</text:p>
          </table:table-cell>
          <table:table-cell table:style-name="ce5" office:value-type="float" office:value="0.0009" calcext:value-type="float">
            <text:p>0,0009</text:p>
          </table:table-cell>
          <table:table-cell table:style-name="ce5" office:value-type="float" office:value="0.0015" calcext:value-type="float">
            <text:p>0,0015</text:p>
          </table:table-cell>
          <table:table-cell table:style-name="ce4" table:formula="of:=MIN([.B36:.G36])" office:value-type="float" office:value="0.0008" calcext:value-type="float">
            <text:p>0,000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RMSE</text:p>
          </table:table-cell>
          <table:table-cell table:style-name="ce4" office:value-type="float" office:value="0.1075" calcext:value-type="float">
            <text:p>0,1075</text:p>
          </table:table-cell>
          <table:table-cell table:style-name="ce4" office:value-type="float" office:value="0.0662" calcext:value-type="float">
            <text:p>0,0662</text:p>
          </table:table-cell>
          <table:table-cell table:style-name="ce4" office:value-type="float" office:value="0.0623" calcext:value-type="float">
            <text:p>0,0623</text:p>
          </table:table-cell>
          <table:table-cell table:style-name="ce7" office:value-type="float" office:value="0.0588" calcext:value-type="float">
            <text:p>0,0588</text:p>
          </table:table-cell>
          <table:table-cell table:style-name="ce4" office:value-type="float" office:value="0.062" calcext:value-type="float">
            <text:p>0,0620</text:p>
          </table:table-cell>
          <table:table-cell table:style-name="ce4" office:value-type="float" office:value="0.0796" calcext:value-type="float">
            <text:p>0,0796</text:p>
          </table:table-cell>
          <table:table-cell table:style-name="ce4" table:formula="of:=MIN([.B37:.G37])" office:value-type="float" office:value="0.0588" calcext:value-type="float">
            <text:p>0,058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NR</text:p>
          </table:table-cell>
          <table:table-cell table:style-name="ce4" office:value-type="float" office:value="25.5147" calcext:value-type="float">
            <text:p>25,5147</text:p>
          </table:table-cell>
          <table:table-cell table:style-name="ce4" office:value-type="float" office:value="29.7278" calcext:value-type="float">
            <text:p>29,7278</text:p>
          </table:table-cell>
          <table:table-cell table:style-name="ce4" office:value-type="float" office:value="30.2553" calcext:value-type="float">
            <text:p>30,2553</text:p>
          </table:table-cell>
          <table:table-cell table:style-name="ce7" office:value-type="float" office:value="30.7514" calcext:value-type="float">
            <text:p>30,7514</text:p>
          </table:table-cell>
          <table:table-cell table:style-name="ce4" office:value-type="float" office:value="30.3013" calcext:value-type="float">
            <text:p>30,3013</text:p>
          </table:table-cell>
          <table:table-cell table:style-name="ce4" office:value-type="float" office:value="28.1254" calcext:value-type="float">
            <text:p>28,1254</text:p>
          </table:table-cell>
          <table:table-cell table:style-name="ce4" table:formula="of:=MAX([.B38:.G38])" office:value-type="float" office:value="30.7514" calcext:value-type="float">
            <text:p>30,751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oisy/RefNoisy</text:p>
          </table:table-cell>
          <table:covered-table-cell table:number-columns-repeated="6" table:style-name="ce2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métricas</text:p>
          </table:table-cell>
          <table:table-cell table:style-name="ce2" office:value-type="string" calcext:value-type="string">
            <text:p>Original and Distorted Face...</text:p>
          </table:table-cell>
          <table:table-cell table:style-name="ce6" office:value-type="string" calcext:value-type="string">
            <text:p>Orthogonal Matching Pursuit (Sparsity 2)...</text:p>
          </table:table-cell>
          <table:table-cell table:style-name="ce2" office:value-type="string" calcext:value-type="string">
            <text:p>RLS-DLA (Sparsity 2) done in 4.88s.</text:p>
          </table:table-cell>
          <table:table-cell table:style-name="ce2" office:value-type="string" calcext:value-type="string">
            <text:p>K-SVD (Sparsity 2)...</text:p>
          </table:table-cell>
          <table:table-cell table:style-name="ce2" office:value-type="string" calcext:value-type="string">
            <text:p>K-HOSVD (Sparsity 2)...</text:p>
          </table:table-cell>
          <table:table-cell table:style-name="ce2" office:value-type="string" calcext:value-type="string">
            <text:p>MOD (Sparsity 2)...</text:p>
          </table:table-cell>
          <table:table-cell table:style-name="ce2"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</text:p>
          </table:table-cell>
          <table:table-cell table:style-name="ce4" office:value-type="float" office:value="23.4999" calcext:value-type="float">
            <text:p>23,4999</text:p>
          </table:table-cell>
          <table:table-cell table:style-name="ce7" office:value-type="float" office:value="14.3302" calcext:value-type="float">
            <text:p>14,3302</text:p>
          </table:table-cell>
          <table:table-cell table:style-name="ce4" office:value-type="float" office:value="78.5479" calcext:value-type="float">
            <text:p>78,5479</text:p>
          </table:table-cell>
          <table:table-cell table:style-name="ce4" office:value-type="float" office:value="21.6035" calcext:value-type="float">
            <text:p>21,6035</text:p>
          </table:table-cell>
          <table:table-cell table:style-name="ce4" office:value-type="float" office:value="21.3934" calcext:value-type="float">
            <text:p>21,3934</text:p>
          </table:table-cell>
          <table:table-cell table:style-name="ce4" office:value-type="float" office:value="22.5298" calcext:value-type="float">
            <text:p>22,5298</text:p>
          </table:table-cell>
          <table:table-cell table:style-name="ce4" table:formula="of:=MIN([.B43:.G43])" office:value-type="float" office:value="14.3302" calcext:value-type="float">
            <text:p>14,330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SE</text:p>
          </table:table-cell>
          <table:table-cell table:style-name="ce4" office:value-type="float" office:value="0.0028" calcext:value-type="float">
            <text:p>0,0028</text:p>
          </table:table-cell>
          <table:table-cell table:style-name="ce7" office:value-type="float" office:value="0.001" calcext:value-type="float">
            <text:p>0,0010</text:p>
          </table:table-cell>
          <table:table-cell table:style-name="ce8" office:value-type="float" office:value="0.0314" calcext:value-type="float">
            <text:p>0,0314</text:p>
          </table:table-cell>
          <table:table-cell table:style-name="ce8" office:value-type="float" office:value="0.0024" calcext:value-type="float">
            <text:p>0,0024</text:p>
          </table:table-cell>
          <table:table-cell table:style-name="ce8" office:value-type="float" office:value="0.0023" calcext:value-type="float">
            <text:p>0,0023</text:p>
          </table:table-cell>
          <table:table-cell table:style-name="ce8" office:value-type="float" office:value="0.0026" calcext:value-type="float">
            <text:p>0,0026</text:p>
          </table:table-cell>
          <table:table-cell table:style-name="ce4" table:formula="of:=MIN([.B44:.G44])" office:value-type="float" office:value="0.001" calcext:value-type="float">
            <text:p>0,00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RMSE</text:p>
          </table:table-cell>
          <table:table-cell table:style-name="ce4" office:value-type="float" office:value="0.1075" calcext:value-type="float">
            <text:p>0,1075</text:p>
          </table:table-cell>
          <table:table-cell table:style-name="ce7" office:value-type="float" office:value="0.0656" calcext:value-type="float">
            <text:p>0,0656</text:p>
          </table:table-cell>
          <table:table-cell table:style-name="ce4" office:value-type="float" office:value="0.3595" calcext:value-type="float">
            <text:p>0,3595</text:p>
          </table:table-cell>
          <table:table-cell table:style-name="ce4" office:value-type="float" office:value="0.0989" calcext:value-type="float">
            <text:p>0,0989</text:p>
          </table:table-cell>
          <table:table-cell table:style-name="ce4" office:value-type="float" office:value="0.0979" calcext:value-type="float">
            <text:p>0,0979</text:p>
          </table:table-cell>
          <table:table-cell table:style-name="ce4" office:value-type="float" office:value="0.1031" calcext:value-type="float">
            <text:p>0,1031</text:p>
          </table:table-cell>
          <table:table-cell table:style-name="ce4" table:formula="of:=MIN([.B45:.G45])" office:value-type="float" office:value="0.0656" calcext:value-type="float">
            <text:p>0,06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NR</text:p>
          </table:table-cell>
          <table:table-cell table:style-name="ce4" office:value-type="float" office:value="25.5147" calcext:value-type="float">
            <text:p>25,5147</text:p>
          </table:table-cell>
          <table:table-cell table:style-name="ce7" office:value-type="float" office:value="29.811" calcext:value-type="float">
            <text:p>29,8110</text:p>
          </table:table-cell>
          <table:table-cell table:style-name="ce4" office:value-type="float" office:value="15.0333" calcext:value-type="float">
            <text:p>15,0333</text:p>
          </table:table-cell>
          <table:table-cell table:style-name="ce4" office:value-type="float" office:value="26.2455" calcext:value-type="float">
            <text:p>26,2455</text:p>
          </table:table-cell>
          <table:table-cell table:style-name="ce4" office:value-type="float" office:value="26.3304" calcext:value-type="float">
            <text:p>26,3304</text:p>
          </table:table-cell>
          <table:table-cell table:style-name="ce4" office:value-type="float" office:value="25.8809" calcext:value-type="float">
            <text:p>25,8809</text:p>
          </table:table-cell>
          <table:table-cell table:style-name="ce4" table:formula="of:=MAX([.B46:.G46])" office:value-type="float" office:value="29.811" calcext:value-type="float">
            <text:p>29,8110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9:57:50.582462503</meta:creation-date>
    <dc:date>2017-07-11T01:05:41.462959659</dc:date>
    <meta:editing-duration>PT52M4S</meta:editing-duration>
    <meta:editing-cycles>14</meta:editing-cycles>
    <meta:generator>LibreOffice/4.2.8.2$Linux_X86_64 LibreOffice_project/420m0$Build-2</meta:generator>
    <meta:document-statistic meta:table-count="1" meta:cell-count="245" meta:object-count="0"/>
  </office:meta>
</office:document-meta>
</file>